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Arial1" svg:font-family="Arial" style:font-family-generic="swiss"/>
    <style:font-face style:name="Helvetica" svg:font-family="Helvetica, 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39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7571in"/>
    </style:style>
    <style:style style:name="co5" style:family="table-column">
      <style:table-column-properties fo:break-before="auto" style:column-width="0.981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fo:background-color="transparent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008in solid #000000"/>
    </style:style>
    <style:style style:name="ce3" style:family="table-cell" style:parent-style-name="Default" style:data-style-name="N108"/>
    <style:style style:name="ce4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5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none" fo:border-top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0.0008in solid #000000" style:diagonal-bl-tr="none" style:diagonal-tl-br="none" fo:background-color="transparent" fo:border-left="none" fo:border-right="none" fo:border-top="0.0008in solid #000000"/>
    </style:style>
    <style:style style:name="ce8" style:family="table-cell" style:parent-style-name="Default">
      <style:table-cell-properties fo:border-bottom="0.0008in solid #000000" style:diagonal-bl-tr="none" style:diagonal-tl-br="none" fo:background-color="transparent" fo:border-left="none" fo:border-right="0.0008in solid #000000" fo:border-top="0.0008in solid 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diagonal-bl-tr="none" style:diagonal-tl-br="none" fo:background-color="transparent" fo:border="0.0008in solid #000000"/>
    </style:style>
    <style:style style:name="ce11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108">
      <style:table-cell-properties style:diagonal-bl-tr="none" style:diagonal-tl-br="none" fo:border="0.0008in solid #000000"/>
    </style:style>
    <style:style style:name="ce13" style:family="table-cell" style:parent-style-name="Default" style:data-style-name="N1">
      <style:table-cell-properties style:diagonal-bl-tr="none" style:diagonal-tl-br="none" fo:border="0.0008in solid #000000"/>
    </style:style>
    <style:style style:name="ce14" style:family="table-cell" style:parent-style-name="Default" style:data-style-name="N11">
      <style:table-cell-properties style:diagonal-bl-tr="none" style:diagonal-tl-br="none" fo:border="0.0008in solid #000000"/>
    </style:style>
    <style:style style:name="ce15" style:family="table-cell" style:parent-style-name="Default" style:data-style-name="N114"/>
    <style:style style:name="ce16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en" style:country-asian="US" style:font-style-asian="normal" style:font-weight-asian="bold" style:font-name-complex="Arial1" style:font-size-complex="5.65000009536743pt" style:language-complex="en" style:country-complex="US" style:font-style-complex="normal" style:font-weight-complex="bold" style:text-emphasize="none" style:font-relief="none"/>
    </style:style>
  </office:automatic-styles>
  <office:body>
    <office:spreadsheet>
      <table:table table:name="AVR_CPU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Atmel AVR ATmega168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FREQ_CPU</text:p>
          </table:table-cell>
        </table:table-row>
        <table:table-row table:style-name="ro1">
          <table:table-cell office:value-type="float" office:value="7372800">
            <text:p>7372800</text:p>
          </table:table-cell>
        </table:table-row>
      </table:table>
      <table:table table:name="BaudRate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>
            <text:p>Baud Rate Divisor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ud Rate</text:p>
          </table:table-cell>
          <table:table-cell office:value-type="string">
            <text:p>UBRR</text:p>
          </table:table-cell>
          <table:table-cell office:value-type="string">
            <text:p>U2X0</text:p>
          </table:table-cell>
          <table:table-cell office:value-type="string">
            <text:p>Actual</text:p>
          </table:table-cell>
          <table:table-cell office:value-type="string">
            <text:p>Actual (2x)</text:p>
          </table:table-cell>
        </table:table-row>
        <table:table-row table:style-name="ro1">
          <table:table-cell office:value-type="float" office:value="9600">
            <text:p>9600</text:p>
          </table:table-cell>
          <table:table-cell table:formula="oooc:=ABS([AVR_CPU.$A$4]/16/[.A4])-1" office:value-type="float" office:value="47">
            <text:p>47</text:p>
          </table:table-cell>
          <table:table-cell table:formula="oooc:=ABS([AVR_CPU.$A$4]/8/[.A4])-1" office:value-type="float" office:value="95">
            <text:p>95</text:p>
          </table:table-cell>
          <table:table-cell table:formula="oooc:=[AVR_CPU.$A$4]/16/([.B4]+1)" office:value-type="float" office:value="9600">
            <text:p>9600</text:p>
          </table:table-cell>
          <table:table-cell table:formula="oooc:=[AVR_CPU.$A$4]/8/([.C4]+1)" office:value-type="float" office:value="9600">
            <text:p>9600</text:p>
          </table:table-cell>
        </table:table-row>
        <table:table-row table:style-name="ro1">
          <table:table-cell office:value-type="float" office:value="19200">
            <text:p>19200</text:p>
          </table:table-cell>
          <table:table-cell table:formula="oooc:=ABS([AVR_CPU.$A$4]/16/[.A5])-1" office:value-type="float" office:value="23">
            <text:p>23</text:p>
          </table:table-cell>
          <table:table-cell table:formula="oooc:=ABS([AVR_CPU.$A$4]/8/[.A5])-1" office:value-type="float" office:value="47">
            <text:p>47</text:p>
          </table:table-cell>
          <table:table-cell table:formula="oooc:=[AVR_CPU.$A$4]/16/([.B5]+1)" office:value-type="float" office:value="19200">
            <text:p>19200</text:p>
          </table:table-cell>
          <table:table-cell table:formula="oooc:=[AVR_CPU.$A$4]/8/([.C5]+1)" office:value-type="float" office:value="19200">
            <text:p>19200</text:p>
          </table:table-cell>
        </table:table-row>
        <table:table-row table:style-name="ro1">
          <table:table-cell office:value-type="float" office:value="38400">
            <text:p>38400</text:p>
          </table:table-cell>
          <table:table-cell table:formula="oooc:=ABS([AVR_CPU.$A$4]/16/[.A6])-1" office:value-type="float" office:value="11">
            <text:p>11</text:p>
          </table:table-cell>
          <table:table-cell table:formula="oooc:=ABS([AVR_CPU.$A$4]/8/[.A6])-1" office:value-type="float" office:value="23">
            <text:p>23</text:p>
          </table:table-cell>
          <table:table-cell table:formula="oooc:=[AVR_CPU.$A$4]/16/([.B6]+1)" office:value-type="float" office:value="38400">
            <text:p>38400</text:p>
          </table:table-cell>
          <table:table-cell table:formula="oooc:=[AVR_CPU.$A$4]/8/([.C6]+1)" office:value-type="float" office:value="38400">
            <text:p>38400</text:p>
          </table:table-cell>
        </table:table-row>
        <table:table-row table:style-name="ro1">
          <table:table-cell office:value-type="float" office:value="57600">
            <text:p>57600</text:p>
          </table:table-cell>
          <table:table-cell table:formula="oooc:=ABS([AVR_CPU.$A$4]/16/[.A7])-1" office:value-type="float" office:value="7">
            <text:p>7</text:p>
          </table:table-cell>
          <table:table-cell table:formula="oooc:=ABS([AVR_CPU.$A$4]/8/[.A7])-1" office:value-type="float" office:value="15">
            <text:p>15</text:p>
          </table:table-cell>
          <table:table-cell table:formula="oooc:=[AVR_CPU.$A$4]/16/([.B7]+1)" office:value-type="float" office:value="57600">
            <text:p>57600</text:p>
          </table:table-cell>
          <table:table-cell table:formula="oooc:=[AVR_CPU.$A$4]/8/([.C7]+1)" office:value-type="float" office:value="57600">
            <text:p>57600</text:p>
          </table:table-cell>
        </table:table-row>
        <table:table-row table:style-name="ro1">
          <table:table-cell office:value-type="float" office:value="76800">
            <text:p>76800</text:p>
          </table:table-cell>
          <table:table-cell table:formula="oooc:=ABS([AVR_CPU.$A$4]/16/[.A8])-1" office:value-type="float" office:value="5">
            <text:p>5</text:p>
          </table:table-cell>
          <table:table-cell table:formula="oooc:=ABS([AVR_CPU.$A$4]/8/[.A8])-1" office:value-type="float" office:value="11">
            <text:p>11</text:p>
          </table:table-cell>
          <table:table-cell table:formula="oooc:=[AVR_CPU.$A$4]/16/([.B8]+1)" office:value-type="float" office:value="76800">
            <text:p>76800</text:p>
          </table:table-cell>
          <table:table-cell table:formula="oooc:=[AVR_CPU.$A$4]/8/([.C8]+1)" office:value-type="float" office:value="76800">
            <text:p>76800</text:p>
          </table:table-cell>
        </table:table-row>
        <table:table-row table:style-name="ro1">
          <table:table-cell office:value-type="float" office:value="115200">
            <text:p>115200</text:p>
          </table:table-cell>
          <table:table-cell table:formula="oooc:=ABS([AVR_CPU.$A$4]/16/[.A9])-1" office:value-type="float" office:value="3">
            <text:p>3</text:p>
          </table:table-cell>
          <table:table-cell table:formula="oooc:=ABS([AVR_CPU.$A$4]/8/[.A9])-1" office:value-type="float" office:value="7">
            <text:p>7</text:p>
          </table:table-cell>
          <table:table-cell table:formula="oooc:=[AVR_CPU.$A$4]/16/([.B9]+1)" office:value-type="float" office:value="115200">
            <text:p>115200</text:p>
          </table:table-cell>
          <table:table-cell table:formula="oooc:=[AVR_CPU.$A$4]/8/([.C9]+1)" office:value-type="float" office:value="115200">
            <text:p>115200</text:p>
          </table:table-cell>
        </table:table-row>
      </table:table>
      <table:table table:name="'file:///C:/Documents%20and%20Settings/cbkargs/My%20Documents/My%20Projects/LM/RoomController/Documents/RoomControllerBACnetHardware.xls'#RoomController" table:style-name="ta2" table:print="false">
        <table:table-source xlink:href="../../../../../Documents%20and%20Settings/cbkargs/My%20Documents/My%20Projects/LM/RoomController/Documents/RoomControllerBACnetHardware.xls" table:table-name="RoomController" table:filter-name="MS Excel 97" table:mode="copy-results-only"/>
        <office:forms form:automatic-focus="false" form:apply-design-mode="false"/>
        <table:table-column table:style-name="co2" table:default-cell-style-name="ce2"/>
        <table:table-column table:style-name="co3" table:default-cell-style-name="ce4"/>
        <table:table-column table:style-name="co2" table:default-cell-style-name="ce4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Default"/>
        <table:table-column table:style-name="co2" table:number-columns-repeated="249" table:default-cell-style-name="Default"/>
        <table:table-row table:style-name="ro1">
          <table:table-cell table:style-name="Default" office:value-type="string">
            <text:p>Pin Mappings for Lighting Management Room Controller Microprocessor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Default" office:value-type="string">
            <text:p>BACnet Module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Default" office:value-type="string">
            <text:p>Chip:</text:p>
          </table:table-cell>
          <table:table-cell table:style-name="Default" office:value-type="string">
            <text:p>AT91SAM7S64</text:p>
          </table:table-cell>
          <table:table-cell table:style-name="Default" office:value-type="string">
            <text:p>QFN64</text:p>
          </table:table-cell>
          <table:table-cell table:style-name="Default" table:number-columns-repeated="2"/>
          <table:table-cell table:style-name="ce9"/>
          <table:table-cell table:number-columns-repeated="250"/>
        </table:table-row>
        <table:table-row table:style-name="ro1">
          <table:table-cell table:style-name="Default" office:value-type="string">
            <text:p>Quartz f:</text:p>
          </table:table-cell>
          <table:table-cell table:style-name="ce3" office:value-type="float" office:value="18.432">
            <text:p>18.432</text:p>
          </table:table-cell>
          <table:table-cell table:style-name="Default" office:value-type="string">
            <text:p>Mhz</text:p>
          </table:table-cell>
          <table:table-cell table:style-name="ce6" office:value-type="string">
            <text:p>MCK</text:p>
          </table:table-cell>
          <table:table-cell table:style-name="ce3" office:value-type="float" office:value="47.9232">
            <text:p>47.923</text:p>
          </table:table-cell>
          <table:table-cell table:style-name="Default" office:value-type="string">
            <text:p>MHz - PLLRC div by 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Pin</text:p>
          </table:table-cell>
          <table:table-cell table:style-name="ce1" office:value-type="string">
            <text:p>Name</text:p>
          </table:table-cell>
          <table:table-cell table:style-name="ce5" office:value-type="string">
            <text:p>Alternate Functions</text:p>
          </table:table-cell>
          <table:table-cell table:style-name="ce7"/>
          <table:table-cell table:style-name="ce8"/>
          <table:table-cell table:style-name="ce1" office:value-type="string">
            <text:p>Application Usage</text:p>
          </table:table-cell>
          <table:table-cell table:number-columns-repeated="25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VREF 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 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D4 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D5 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D6 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D7 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DDIN 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DDOUT 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17</text:p>
          </table:table-cell>
          <table:table-cell office:value-type="string">
            <text:p>TD </text:p>
          </table:table-cell>
          <table:table-cell table:style-name="ce4" office:value-type="string">
            <text:p>PCK1 </text:p>
          </table:table-cell>
          <table:table-cell table:style-name="ce4" office:value-type="string">
            <text:p>AD0 </text:p>
          </table:table-cell>
          <table:table-cell table:number-columns-repeated="25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18</text:p>
          </table:table-cell>
          <table:table-cell office:value-type="string">
            <text:p>RD </text:p>
          </table:table-cell>
          <table:table-cell table:style-name="ce4" office:value-type="string">
            <text:p>PCK2 </text:p>
          </table:table-cell>
          <table:table-cell table:style-name="ce4" office:value-type="string">
            <text:p>AD1 </text:p>
          </table:table-cell>
          <table:table-cell table:number-columns-repeated="251"/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string">
            <text:p>PA21</text:p>
          </table:table-cell>
          <table:table-cell office:value-type="string">
            <text:p>RXD1 </text:p>
          </table:table-cell>
          <table:table-cell table:style-name="ce4" office:value-type="string">
            <text:p>PCK1 </text:p>
          </table:table-cell>
          <table:table-cell table:number-columns-repeated="25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DDCORE 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A19</text:p>
          </table:table-cell>
          <table:table-cell office:value-type="string">
            <text:p>RK </text:p>
          </table:table-cell>
          <table:table-cell table:style-name="ce4" office:value-type="string">
            <text:p>FIQ </text:p>
          </table:table-cell>
          <table:table-cell table:style-name="ce4" office:value-type="string">
            <text:p>AD2 </text:p>
          </table:table-cell>
          <table:table-cell table:number-columns-repeated="25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22</text:p>
          </table:table-cell>
          <table:table-cell office:value-type="string">
            <text:p>TXD1 </text:p>
          </table:table-cell>
          <table:table-cell table:style-name="ce4" office:value-type="string">
            <text:p>NPCS3 </text:p>
          </table:table-cell>
          <table:table-cell table:number-columns-repeated="25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23</text:p>
          </table:table-cell>
          <table:table-cell office:value-type="string">
            <text:p>SCK1 </text:p>
          </table:table-cell>
          <table:table-cell table:style-name="ce4" office:value-type="string">
            <text:p>PWM0 </text:p>
          </table:table-cell>
          <table:table-cell table:number-columns-repeated="25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20</text:p>
          </table:table-cell>
          <table:table-cell office:value-type="string">
            <text:p>RF </text:p>
          </table:table-cell>
          <table:table-cell table:style-name="ce4" office:value-type="string">
            <text:p>IRQ0 </text:p>
          </table:table-cell>
          <table:table-cell table:style-name="ce4" office:value-type="string">
            <text:p>AD3 </text:p>
          </table:table-cell>
          <table:table-cell table:number-columns-repeated="25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GND 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VDDIO 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A16</text:p>
          </table:table-cell>
          <table:table-cell office:value-type="string">
            <text:p>TK </text:p>
          </table:table-cell>
          <table:table-cell table:style-name="ce4" office:value-type="string">
            <text:p>TIOB1 </text:p>
          </table:table-cell>
          <table:table-cell table:number-columns-repeated="25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A15</text:p>
          </table:table-cell>
          <table:table-cell office:value-type="string">
            <text:p>TF </text:p>
          </table:table-cell>
          <table:table-cell table:style-name="ce4" office:value-type="string">
            <text:p>TIOA1 </text:p>
          </table:table-cell>
          <table:table-cell table:number-columns-repeated="25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14</text:p>
          </table:table-cell>
          <table:table-cell office:value-type="string">
            <text:p>SPCK </text:p>
          </table:table-cell>
          <table:table-cell table:style-name="ce4" office:value-type="string">
            <text:p>PWM3 </text:p>
          </table:table-cell>
          <table:table-cell/>
          <table:table-cell office:value-type="string">
            <text:p>SPI to Processor</text:p>
          </table:table-cell>
          <table:table-cell table:style-name="ce11" office:value-type="string">
            <text:p>SPI Divisor</text:p>
          </table:table-cell>
          <table:table-cell table:style-name="ce2" office:value-type="float" office:value="255">
            <text:p>255</text:p>
          </table:table-cell>
          <table:table-cell table:style-name="ce2"/>
          <table:table-cell table:number-columns-repeated="24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13</text:p>
          </table:table-cell>
          <table:table-cell office:value-type="string">
            <text:p>MOSI </text:p>
          </table:table-cell>
          <table:table-cell table:style-name="ce4" office:value-type="string">
            <text:p>PWM2 </text:p>
          </table:table-cell>
          <table:table-cell/>
          <table:table-cell office:value-type="string">
            <text:p>SPI to Processor</text:p>
          </table:table-cell>
          <table:table-cell table:style-name="ce11" office:value-type="string">
            <text:p>SPI baud</text:p>
          </table:table-cell>
          <table:table-cell table:style-name="ce12" office:value-type="float" office:value="0.187934117647059">
            <text:p>0.188</text:p>
          </table:table-cell>
          <table:table-cell table:style-name="ce2" office:value-type="string">
            <text:p>MHz</text:p>
          </table:table-cell>
          <table:table-cell table:number-columns-repeated="24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24</text:p>
          </table:table-cell>
          <table:table-cell office:value-type="string">
            <text:p>RTS1 </text:p>
          </table:table-cell>
          <table:table-cell table:style-name="ce4" office:value-type="string">
            <text:p>PWM1 </text:p>
          </table:table-cell>
          <table:table-cell/>
          <table:table-cell table:style-name="ce10" office:value-type="string">
            <text:p>Address Switch Input x01</text:p>
          </table:table-cell>
          <table:table-cell table:style-name="ce11" office:value-type="string">
            <text:p>Phase</text:p>
          </table:table-cell>
          <table:table-cell table:style-name="ce2" office:value-type="string">
            <text:p>High</text:p>
          </table:table-cell>
          <table:table-cell table:style-name="ce2"/>
          <table:table-cell table:number-columns-repeated="24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VDDCORE </text:p>
          </table:table-cell>
          <table:table-cell table:style-name="ce2"/>
          <table:table-cell table:number-columns-repeated="3"/>
          <table:table-cell table:style-name="ce11" office:value-type="string">
            <text:p>Edge</text:p>
          </table:table-cell>
          <table:table-cell table:style-name="ce2" office:value-type="string">
            <text:p>First</text:p>
          </table:table-cell>
          <table:table-cell table:style-name="ce2"/>
          <table:table-cell table:number-columns-repeated="24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25</text:p>
          </table:table-cell>
          <table:table-cell office:value-type="string">
            <text:p>CTS1 </text:p>
          </table:table-cell>
          <table:table-cell table:style-name="ce4" office:value-type="string">
            <text:p>PWM2 </text:p>
          </table:table-cell>
          <table:table-cell/>
          <table:table-cell table:style-name="ce10" office:value-type="string">
            <text:p>Address Switch Input x02</text:p>
          </table:table-cell>
          <table:table-cell table:style-name="ce11" office:value-type="string">
            <text:p>Bits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number-columns-repeated="24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A26</text:p>
          </table:table-cell>
          <table:table-cell office:value-type="string">
            <text:p>DCD1 </text:p>
          </table:table-cell>
          <table:table-cell table:style-name="ce4" office:value-type="string">
            <text:p>TIOA2 </text:p>
          </table:table-cell>
          <table:table-cell/>
          <table:table-cell table:style-name="ce10" office:value-type="string">
            <text:p>Address Switch Input x04</text:p>
          </table:table-cell>
          <table:table-cell table:number-columns-repeated="25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A12</text:p>
          </table:table-cell>
          <table:table-cell office:value-type="string">
            <text:p>MISO </text:p>
          </table:table-cell>
          <table:table-cell table:style-name="ce4" office:value-type="string">
            <text:p>PWM1 </text:p>
          </table:table-cell>
          <table:table-cell/>
          <table:table-cell office:value-type="string">
            <text:p>SPI to Processor</text:p>
          </table:table-cell>
          <table:table-cell table:number-columns-repeated="250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A11</text:p>
          </table:table-cell>
          <table:table-cell office:value-type="string">
            <text:p>NPCS0 </text:p>
          </table:table-cell>
          <table:table-cell table:style-name="ce4" office:value-type="string">
            <text:p>PWM0 </text:p>
          </table:table-cell>
          <table:table-cell/>
          <table:table-cell office:value-type="string">
            <text:p>SPI to Processor</text:p>
          </table:table-cell>
          <table:table-cell table:number-columns-repeated="250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A10 </text:p>
          </table:table-cell>
          <table:table-cell office:value-type="string">
            <text:p>DTXD </text:p>
          </table:table-cell>
          <table:table-cell table:style-name="ce4" office:value-type="string">
            <text:p>NPCS2 </text:p>
          </table:table-cell>
          <table:table-cell/>
          <table:table-cell office:value-type="string">
            <text:p>Debug</text:p>
          </table:table-cell>
          <table:table-cell table:number-columns-repeated="250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A9</text:p>
          </table:table-cell>
          <table:table-cell office:value-type="string">
            <text:p>DRXD </text:p>
          </table:table-cell>
          <table:table-cell table:style-name="ce4" office:value-type="string">
            <text:p>NPCS1 </text:p>
          </table:table-cell>
          <table:table-cell/>
          <table:table-cell office:value-type="string">
            <text:p>Debug</text:p>
          </table:table-cell>
          <table:table-cell table:number-columns-repeated="25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A8</text:p>
          </table:table-cell>
          <table:table-cell office:value-type="string">
            <text:p>CTS0 </text:p>
          </table:table-cell>
          <table:table-cell table:style-name="ce4" office:value-type="string">
            <text:p>ADTRG </text:p>
          </table:table-cell>
          <table:table-cell table:number-columns-repeated="25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A7</text:p>
          </table:table-cell>
          <table:table-cell office:value-type="string">
            <text:p>RTS0 </text:p>
          </table:table-cell>
          <table:table-cell table:style-name="ce4" office:value-type="string">
            <text:p>PWM3 </text:p>
          </table:table-cell>
          <table:table-cell/>
          <table:table-cell office:value-type="string">
            <text:p>RS-485</text:p>
          </table:table-cell>
          <table:table-cell table:number-columns-repeated="250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TDI </text:p>
          </table:table-cell>
          <table:table-cell table:style-name="ce2"/>
          <table:table-cell table:number-columns-repeated="2"/>
          <table:table-cell office:value-type="string">
            <text:p>JTAG</text:p>
          </table:table-cell>
          <table:table-cell table:number-columns-repeated="250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A6</text:p>
          </table:table-cell>
          <table:table-cell office:value-type="string">
            <text:p>TXD0 </text:p>
          </table:table-cell>
          <table:table-cell table:style-name="ce4" office:value-type="string">
            <text:p>PCK0 </text:p>
          </table:table-cell>
          <table:table-cell/>
          <table:table-cell office:value-type="string">
            <text:p>RS-485</text:p>
          </table:table-cell>
          <table:table-cell table:style-name="ce11" office:value-type="string">
            <text:p>RS-485 baud</text:p>
          </table:table-cell>
          <table:table-cell table:style-name="ce11" office:value-type="string">
            <text:p>CD divisor</text:p>
          </table:table-cell>
          <table:table-cell table:style-name="ce11" office:value-type="string">
            <text:p>Error</text:p>
          </table:table-cell>
          <table:table-cell table:number-columns-repeated="24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A5</text:p>
          </table:table-cell>
          <table:table-cell office:value-type="string">
            <text:p>RXD0 </text:p>
          </table:table-cell>
          <table:table-cell table:style-name="ce4" office:value-type="string">
            <text:p>NPCS3 </text:p>
          </table:table-cell>
          <table:table-cell/>
          <table:table-cell office:value-type="string">
            <text:p>RS-485</text:p>
          </table:table-cell>
          <table:table-cell table:style-name="ce2" office:value-type="float" office:value="9600">
            <text:p>9600</text:p>
          </table:table-cell>
          <table:table-cell table:style-name="ce13" office:value-type="float" office:value="312">
            <text:p>312</text:p>
          </table:table-cell>
          <table:table-cell table:style-name="ce14" office:value-type="percentage" office:value="0">
            <text:p>0.00%</text:p>
          </table:table-cell>
          <table:table-cell table:number-columns-repeated="24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A4</text:p>
          </table:table-cell>
          <table:table-cell office:value-type="string">
            <text:p>TWCK </text:p>
          </table:table-cell>
          <table:table-cell table:style-name="ce4" office:value-type="string">
            <text:p>TCLK0 </text:p>
          </table:table-cell>
          <table:table-cell/>
          <table:table-cell office:value-type="string">
            <text:p>I2C to EEPROM</text:p>
          </table:table-cell>
          <table:table-cell table:style-name="ce2" office:value-type="float" office:value="19200">
            <text:p>19200</text:p>
          </table:table-cell>
          <table:table-cell table:style-name="ce13" office:value-type="float" office:value="156">
            <text:p>156</text:p>
          </table:table-cell>
          <table:table-cell table:style-name="ce14" office:value-type="percentage" office:value="0">
            <text:p>0.00%</text:p>
          </table:table-cell>
          <table:table-cell table:number-columns-repeated="24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A27</text:p>
          </table:table-cell>
          <table:table-cell office:value-type="string">
            <text:p>DTR1 </text:p>
          </table:table-cell>
          <table:table-cell table:style-name="ce4" office:value-type="string">
            <text:p>TIOB2 </text:p>
          </table:table-cell>
          <table:table-cell/>
          <table:table-cell table:style-name="ce10" office:value-type="string">
            <text:p>Address Switch Input x08</text:p>
          </table:table-cell>
          <table:table-cell table:style-name="ce2" office:value-type="float" office:value="38400">
            <text:p>38400</text:p>
          </table:table-cell>
          <table:table-cell table:style-name="ce13" office:value-type="float" office:value="78">
            <text:p>78</text:p>
          </table:table-cell>
          <table:table-cell table:style-name="ce14" office:value-type="percentage" office:value="0">
            <text:p>0.00%</text:p>
          </table:table-cell>
          <table:table-cell table:number-columns-repeated="24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A28 </text:p>
          </table:table-cell>
          <table:table-cell office:value-type="string">
            <text:p>DSR1 </text:p>
          </table:table-cell>
          <table:table-cell table:style-name="ce4" office:value-type="string">
            <text:p>TCLK1 </text:p>
          </table:table-cell>
          <table:table-cell/>
          <table:table-cell table:style-name="ce10" office:value-type="string">
            <text:p>Address Switch Input x10</text:p>
          </table:table-cell>
          <table:table-cell table:style-name="ce2" office:value-type="float" office:value="57600">
            <text:p>57600</text:p>
          </table:table-cell>
          <table:table-cell table:style-name="ce13" office:value-type="float" office:value="52">
            <text:p>52</text:p>
          </table:table-cell>
          <table:table-cell table:style-name="ce14" office:value-type="percentage" office:value="0">
            <text:p>0.00%</text:p>
          </table:table-cell>
          <table:table-cell table:number-columns-repeated="24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NRST </text:p>
          </table:table-cell>
          <table:table-cell table:style-name="ce2"/>
          <table:table-cell table:number-columns-repeated="3"/>
          <table:table-cell table:style-name="ce2" office:value-type="float" office:value="76800">
            <text:p>76800</text:p>
          </table:table-cell>
          <table:table-cell table:style-name="ce13" office:value-type="float" office:value="39">
            <text:p>39</text:p>
          </table:table-cell>
          <table:table-cell table:style-name="ce14" office:value-type="percentage" office:value="0">
            <text:p>0.00%</text:p>
          </table:table-cell>
          <table:table-cell table:number-columns-repeated="24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TST </text:p>
          </table:table-cell>
          <table:table-cell table:style-name="ce2"/>
          <table:table-cell table:number-columns-repeated="3"/>
          <table:table-cell table:style-name="ce2" office:value-type="float" office:value="115200">
            <text:p>115200</text:p>
          </table:table-cell>
          <table:table-cell table:style-name="ce13" office:value-type="float" office:value="26">
            <text:p>26</text:p>
          </table:table-cell>
          <table:table-cell table:style-name="ce14" office:value-type="percentage" office:value="0">
            <text:p>0.00%</text:p>
          </table:table-cell>
          <table:table-cell table:number-columns-repeated="24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A29 </text:p>
          </table:table-cell>
          <table:table-cell office:value-type="string">
            <text:p>RI1 </text:p>
          </table:table-cell>
          <table:table-cell table:style-name="ce4" office:value-type="string">
            <text:p>TCLK2 </text:p>
          </table:table-cell>
          <table:table-cell/>
          <table:table-cell table:style-name="ce10" office:value-type="string">
            <text:p>Address Switch Input x20</text:p>
          </table:table-cell>
          <table:table-cell table:number-columns-repeated="250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A30 </text:p>
          </table:table-cell>
          <table:table-cell office:value-type="string">
            <text:p>IRQ1 </text:p>
          </table:table-cell>
          <table:table-cell table:style-name="ce4" office:value-type="string">
            <text:p>NPCS2 </text:p>
          </table:table-cell>
          <table:table-cell/>
          <table:table-cell table:style-name="ce10" office:value-type="string">
            <text:p>Address Switch Input x40</text:p>
          </table:table-cell>
          <table:table-cell table:number-columns-repeated="250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A3 </text:p>
          </table:table-cell>
          <table:table-cell office:value-type="string">
            <text:p>TWD </text:p>
          </table:table-cell>
          <table:table-cell table:style-name="ce4" office:value-type="string">
            <text:p>NPCS3 </text:p>
          </table:table-cell>
          <table:table-cell/>
          <table:table-cell office:value-type="string">
            <text:p>I2C to EEPROM</text:p>
          </table:table-cell>
          <table:table-cell table:number-columns-repeated="250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A2</text:p>
          </table:table-cell>
          <table:table-cell office:value-type="string">
            <text:p>PWM2 </text:p>
          </table:table-cell>
          <table:table-cell table:style-name="ce4" office:value-type="string">
            <text:p>SCK0 </text:p>
          </table:table-cell>
          <table:table-cell/>
          <table:table-cell office:value-type="string">
            <text:p>LED - CPU Usage</text:p>
          </table:table-cell>
          <table:table-cell table:number-columns-repeated="250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VDDIO 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GND 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A1</text:p>
          </table:table-cell>
          <table:table-cell office:value-type="string">
            <text:p>PWM1 </text:p>
          </table:table-cell>
          <table:table-cell table:style-name="ce4" office:value-type="string">
            <text:p>TIOB0 </text:p>
          </table:table-cell>
          <table:table-cell/>
          <table:table-cell office:value-type="string">
            <text:p>LED - RS-485 Rx</text:p>
          </table:table-cell>
          <table:table-cell table:number-columns-repeated="250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A0</text:p>
          </table:table-cell>
          <table:table-cell office:value-type="string">
            <text:p>PWM0 </text:p>
          </table:table-cell>
          <table:table-cell table:style-name="ce4" office:value-type="string">
            <text:p>TIOA0 </text:p>
          </table:table-cell>
          <table:table-cell/>
          <table:table-cell office:value-type="string">
            <text:p>LED - RS-485 Tx</text:p>
          </table:table-cell>
          <table:table-cell table:number-columns-repeated="250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TDO </text:p>
          </table:table-cell>
          <table:table-cell table:style-name="ce2"/>
          <table:table-cell table:number-columns-repeated="2"/>
          <table:table-cell office:value-type="string">
            <text:p>JTAG</text:p>
          </table:table-cell>
          <table:table-cell table:number-columns-repeated="250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JTAGSEL </text:p>
          </table:table-cell>
          <table:table-cell table:style-name="ce2"/>
          <table:table-cell table:number-columns-repeated="2"/>
          <table:table-cell office:value-type="string">
            <text:p>JTAG</text:p>
          </table:table-cell>
          <table:table-cell table:number-columns-repeated="250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TMS </text:p>
          </table:table-cell>
          <table:table-cell table:style-name="ce2"/>
          <table:table-cell table:number-columns-repeated="2"/>
          <table:table-cell office:value-type="string">
            <text:p>JTAG</text:p>
          </table:table-cell>
          <table:table-cell table:number-columns-repeated="250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A31 </text:p>
          </table:table-cell>
          <table:table-cell office:value-type="string">
            <text:p>NPCS1 </text:p>
          </table:table-cell>
          <table:table-cell table:style-name="ce4" office:value-type="string">
            <text:p>PCK2</text:p>
          </table:table-cell>
          <table:table-cell/>
          <table:table-cell table:style-name="ce10" office:value-type="string">
            <text:p>Address Switch Input x80</text:p>
          </table:table-cell>
          <table:table-cell table:number-columns-repeated="25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TCK </text:p>
          </table:table-cell>
          <table:table-cell table:style-name="ce2"/>
          <table:table-cell table:number-columns-repeated="2"/>
          <table:table-cell office:value-type="string">
            <text:p>JTAG</text:p>
          </table:table-cell>
          <table:table-cell table:number-columns-repeated="250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VDDCORE 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ERASE 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DDM </text:p>
          </table:table-cell>
          <table:table-cell table:style-name="ce2"/>
          <table:table-cell table:number-columns-repeated="2"/>
          <table:table-cell office:value-type="string">
            <text:p>USB</text:p>
          </table:table-cell>
          <table:table-cell table:number-columns-repeated="250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DDP </text:p>
          </table:table-cell>
          <table:table-cell table:style-name="ce2"/>
          <table:table-cell table:number-columns-repeated="2"/>
          <table:table-cell office:value-type="string">
            <text:p>USB</text:p>
          </table:table-cell>
          <table:table-cell table:number-columns-repeated="250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VDDIO 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VDDFLASH 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GND 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XOUT </text:p>
          </table:table-cell>
          <table:table-cell table:style-name="ce2"/>
          <table:table-cell table:number-columns-repeated="2"/>
          <table:table-cell office:value-type="string">
            <text:p>Crystal</text:p>
          </table:table-cell>
          <table:table-cell table:number-columns-repeated="250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XIN</text:p>
          </table:table-cell>
          <table:table-cell table:number-columns-repeated="3"/>
          <table:table-cell office:value-type="string">
            <text:p>Crystal</text:p>
          </table:table-cell>
          <table:table-cell table:number-columns-repeated="250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LLRC 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VDDPLL</text:p>
          </table:table-cell>
          <table:table-cell table:style-name="ce2"/>
          <table:table-cell table:number-columns-repeated="253"/>
        </table:table-row>
      </table:table>
      <table:table table:name="Timer0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row table:style-name="ro1">
          <table:table-cell office:value-type="string">
            <text:p>Timer0 Normal Counter Mod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imer0 settings for a 1ms timer tick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>
            <text:p>Prescaler</text:p>
          </table:table-cell>
          <table:table-cell office:value-type="string">
            <text:p>Frequency</text:p>
          </table:table-cell>
          <table:table-cell table:style-name="Default" office:value-type="string">
            <text:p>Seconds</text:p>
          </table:table-cell>
          <table:table-cell office:value-type="string">
            <text:p>Counter 1ms</text:p>
          </table:table-cell>
          <table:table-cell office:value-type="string">
            <text:p>Freq/1000</text:p>
          </table:table-cell>
          <table:table-cell table:style-name="ce16" office:value-type="string">
            <text:p>TCNT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ooc:=[$AVR_CPU.$A$4]/[.A4]" office:value-type="float" office:value="7372800">
            <text:p>7372800</text:p>
          </table:table-cell>
          <table:table-cell table:formula="oooc:=1/[.B4]" office:value-type="float" office:value="0.000000135633680555556">
            <text:p>0.000000136</text:p>
          </table:table-cell>
          <table:table-cell table:formula="oooc:=0.001/[.C4]" office:value-type="float" office:value="7372.8">
            <text:p>7372.8</text:p>
          </table:table-cell>
          <table:table-cell table:formula="oooc:=[.B4]/1000" office:value-type="float" office:value="7372.8">
            <text:p>7372.8</text:p>
          </table:table-cell>
          <table:table-cell table:formula="oooc:=255-[.E4]" office:value-type="float" office:value="-7117.8">
            <text:p>-7117.8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ooc:=[$AVR_CPU.$A$4]/[.A5]" office:value-type="float" office:value="921600">
            <text:p>921600</text:p>
          </table:table-cell>
          <table:table-cell table:formula="oooc:=1/[.B5]" office:value-type="float" office:value="0.00000108506944444444">
            <text:p>0.000001085</text:p>
          </table:table-cell>
          <table:table-cell table:formula="oooc:=0.001/[.C5]" office:value-type="float" office:value="921.6">
            <text:p>921.6</text:p>
          </table:table-cell>
          <table:table-cell table:formula="oooc:=[.B5]/1000" office:value-type="float" office:value="921.6">
            <text:p>921.6</text:p>
          </table:table-cell>
          <table:table-cell table:formula="oooc:=255-[.E5]" office:value-type="float" office:value="-666.6">
            <text:p>-666.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ooc:=[$AVR_CPU.$A$4]/[.A6]" office:value-type="float" office:value="115200">
            <text:p>115200</text:p>
          </table:table-cell>
          <table:table-cell table:formula="oooc:=1/[.B6]" office:value-type="float" office:value="0.00000868055555555556">
            <text:p>0.000008681</text:p>
          </table:table-cell>
          <table:table-cell table:formula="oooc:=0.001/[.C6]" office:value-type="float" office:value="115.2">
            <text:p>115.2</text:p>
          </table:table-cell>
          <table:table-cell table:formula="oooc:=[.B6]/1000" office:value-type="float" office:value="115.2">
            <text:p>115.2</text:p>
          </table:table-cell>
          <table:table-cell table:formula="oooc:=255-[.E6]" office:value-type="float" office:value="139.8">
            <text:p>139.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formula="oooc:=[$AVR_CPU.$A$4]/[.A7]" office:value-type="float" office:value="28800">
            <text:p>28800</text:p>
          </table:table-cell>
          <table:table-cell table:formula="oooc:=1/[.B7]" office:value-type="float" office:value="0.0000347222222222222">
            <text:p>0.000034722</text:p>
          </table:table-cell>
          <table:table-cell table:formula="oooc:=0.001/[.C7]" office:value-type="float" office:value="28.8">
            <text:p>28.8</text:p>
          </table:table-cell>
          <table:table-cell table:formula="oooc:=[.B7]/1000" office:value-type="float" office:value="28.8">
            <text:p>28.8</text:p>
          </table:table-cell>
          <table:table-cell table:formula="oooc:=255-[.E7]" office:value-type="float" office:value="226.2">
            <text:p>226.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ooc:=[$AVR_CPU.$A$4]/[.A8]" office:value-type="float" office:value="7200">
            <text:p>7200</text:p>
          </table:table-cell>
          <table:table-cell table:formula="oooc:=1/[.B8]" office:value-type="float" office:value="0.000138888888888889">
            <text:p>0.000138889</text:p>
          </table:table-cell>
          <table:table-cell table:formula="oooc:=0.001/[.C8]" office:value-type="float" office:value="7.2">
            <text:p>7.2</text:p>
          </table:table-cell>
          <table:table-cell table:formula="oooc:=[.B8]/1000" office:value-type="float" office:value="7.2">
            <text:p>7.2</text:p>
          </table:table-cell>
          <table:table-cell table:formula="oooc:=255-[.E8]" office:value-type="float" office:value="247.8">
            <text:p>247.8</text:p>
          </table:table-cell>
        </table:table-row>
      </table:table>
      <table:table table:name="Timer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row table:style-name="ro1">
          <table:table-cell office:value-type="string">
            <text:p>Timer1 Normal Counter Mod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imer1 settings for a 1ms timer tick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>
            <text:p>Prescaler</text:p>
          </table:table-cell>
          <table:table-cell office:value-type="string">
            <text:p>Frequency</text:p>
          </table:table-cell>
          <table:table-cell table:style-name="Default" office:value-type="string">
            <text:p>Seconds</text:p>
          </table:table-cell>
          <table:table-cell office:value-type="string">
            <text:p>Counter 1ms</text:p>
          </table:table-cell>
          <table:table-cell office:value-type="string">
            <text:p>Freq/1000</text:p>
          </table:table-cell>
          <table:table-cell office:value-type="string">
            <text:p>TCNT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ooc:=[$AVR_CPU.$A$4]/[.A4]" office:value-type="float" office:value="7372800">
            <text:p>7372800</text:p>
          </table:table-cell>
          <table:table-cell table:formula="oooc:=1/[.B4]" office:value-type="float" office:value="0.000000135633680555556">
            <text:p>0.000000136</text:p>
          </table:table-cell>
          <table:table-cell table:formula="oooc:=0.001/[.C4]" office:value-type="float" office:value="7372.8">
            <text:p>7372.8</text:p>
          </table:table-cell>
          <table:table-cell table:formula="oooc:=[.B4]/1000" office:value-type="float" office:value="7372.8">
            <text:p>7372.8</text:p>
          </table:table-cell>
          <table:table-cell table:formula="oooc:=65535-[.E4]" office:value-type="float" office:value="58162.2">
            <text:p>58162.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ooc:=[$AVR_CPU.$A$4]/[.A5]" office:value-type="float" office:value="921600">
            <text:p>921600</text:p>
          </table:table-cell>
          <table:table-cell table:formula="oooc:=1/[.B5]" office:value-type="float" office:value="0.00000108506944444444">
            <text:p>0.000001085</text:p>
          </table:table-cell>
          <table:table-cell table:formula="oooc:=0.001/[.C5]" office:value-type="float" office:value="921.6">
            <text:p>921.6</text:p>
          </table:table-cell>
          <table:table-cell table:formula="oooc:=[.B5]/1000" office:value-type="float" office:value="921.6">
            <text:p>921.6</text:p>
          </table:table-cell>
          <table:table-cell table:formula="oooc:=65535-[.E5]" office:value-type="float" office:value="64613.4">
            <text:p>64613.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ooc:=[$AVR_CPU.$A$4]/[.A6]" office:value-type="float" office:value="115200">
            <text:p>115200</text:p>
          </table:table-cell>
          <table:table-cell table:formula="oooc:=1/[.B6]" office:value-type="float" office:value="0.00000868055555555556">
            <text:p>0.000008681</text:p>
          </table:table-cell>
          <table:table-cell table:formula="oooc:=0.001/[.C6]" office:value-type="float" office:value="115.2">
            <text:p>115.2</text:p>
          </table:table-cell>
          <table:table-cell table:formula="oooc:=[.B6]/1000" office:value-type="float" office:value="115.2">
            <text:p>115.2</text:p>
          </table:table-cell>
          <table:table-cell table:formula="oooc:=65535-[.E6]" office:value-type="float" office:value="65419.8">
            <text:p>65419.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formula="oooc:=[$AVR_CPU.$A$4]/[.A7]" office:value-type="float" office:value="28800">
            <text:p>28800</text:p>
          </table:table-cell>
          <table:table-cell table:formula="oooc:=1/[.B7]" office:value-type="float" office:value="0.0000347222222222222">
            <text:p>0.000034722</text:p>
          </table:table-cell>
          <table:table-cell table:formula="oooc:=0.001/[.C7]" office:value-type="float" office:value="28.8">
            <text:p>28.8</text:p>
          </table:table-cell>
          <table:table-cell table:formula="oooc:=[.B7]/1000" office:value-type="float" office:value="28.8">
            <text:p>28.8</text:p>
          </table:table-cell>
          <table:table-cell table:formula="oooc:=65535-[.E7]" office:value-type="float" office:value="65506.2">
            <text:p>65506.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ooc:=[$AVR_CPU.$A$4]/[.A8]" office:value-type="float" office:value="7200">
            <text:p>7200</text:p>
          </table:table-cell>
          <table:table-cell table:formula="oooc:=1/[.B8]" office:value-type="float" office:value="0.000138888888888889">
            <text:p>0.000138889</text:p>
          </table:table-cell>
          <table:table-cell table:formula="oooc:=0.001/[.C8]" office:value-type="float" office:value="7.2">
            <text:p>7.2</text:p>
          </table:table-cell>
          <table:table-cell table:formula="oooc:=[.B8]/1000" office:value-type="float" office:value="7.2">
            <text:p>7.2</text:p>
          </table:table-cell>
          <table:table-cell table:formula="oooc:=65535-[.E8]" office:value-type="float" office:value="65527.8">
            <text:p>65527.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Arial1" svg:font-family="Arial" style:font-family-generic="swiss"/>
    <style:font-face style:name="Helvetica" svg:font-family="Helvetica, 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9"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15">08/15/2007</text:date>, <text:time>11:3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8-14T13:45:23</meta:creation-date>
    <dc:creator>Steve Karg</dc:creator>
    <dc:date>2007-08-15T11:30:17</dc:date>
    <dc:language>en-US</dc:language>
    <meta:editing-cycles>8</meta:editing-cycles>
    <meta:editing-duration>PT1H20M31S</meta:editing-duration>
    <meta:user-defined meta:name="Info 1"/>
    <meta:user-defined meta:name="Info 2"/>
    <meta:user-defined meta:name="Info 3"/>
    <meta:user-defined meta:name="Info 4"/>
    <meta:document-statistic meta:table-count="5" meta:cell-count="389"/>
  </office:meta>
</office:document-meta>
</file>